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97cm" fo:border="0.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padding="0.097cm" fo:border="0.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padding="0.097cm" fo:border="0.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97cm" fo:border="0.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4*"/>
    </style:style>
    <style:style style:name="Tableau10.A1" style:family="table-cell">
      <style:table-cell-properties fo:padding="0.097cm" fo:border="0.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padding="0.097cm" fo:border="0.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7cm" style:rel-column-width="65535*"/>
    </style:style>
    <style:style style:name="Tableau14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Standard">
      <style:paragraph-properties fo:text-align="end" style:justify-single-word="false"/>
      <style:text-properties fo:font-size="15pt" officeooo:rsid="00092c2d" officeooo:paragraph-rsid="00092c2d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none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1pt" style:text-underline-style="none" officeooo:rsid="00092c2d" officeooo:paragraph-rsid="00092c2d" style:font-size-asian="9.60000038146973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style:text-underline-style="none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fo:font-size="11pt" officeooo:rsid="00092c2d" officeooo:paragraph-rsid="00092c2d" style:font-size-asian="9.60000038146973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style:text-underline-style="none" officeooo:rsid="00092c2d" officeooo:paragraph-rsid="00092c2d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style:text-underline-style="none" officeooo:rsid="0010b525" officeooo:paragraph-rsid="0010b525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574e3" officeooo:paragraph-rsid="001574e3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style:text-underline-style="none" officeooo:rsid="000defef" officeooo:paragraph-rsid="000defef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fo:font-size="13pt" style:text-underline-style="none" officeooo:rsid="000fbf5f" officeooo:paragraph-rsid="000fbf5f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fo:font-size="13pt" style:text-underline-style="none" officeooo:rsid="0010b525" officeooo:paragraph-rsid="0010b525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474fb" officeooo:paragraph-rsid="001474fb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3pt" style:text-underline-style="none" fo:font-weight="normal" officeooo:rsid="001474fb" officeooo:paragraph-rsid="001474fb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8d834" officeooo:paragraph-rsid="0018d834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f6f9c" officeooo:paragraph-rsid="001f6f9c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2139c8" officeooo:paragraph-rsid="002139c8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226306" officeooo:paragraph-rsid="00226306" style:font-size-asian="11.3500003814697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officeooo:rsid="00092c2d" officeooo:paragraph-rsid="00092c2d" style:font-size-asian="13pt" style:font-size-complex="13pt"/>
    </style:style>
    <style:style style:name="P21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officeooo:rsid="0010b525" officeooo:paragraph-rsid="0010b525" style:font-size-asian="13pt" style:font-size-complex="13pt"/>
    </style:style>
    <style:style style:name="P22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18d834" officeooo:paragraph-rsid="0018d834" style:font-size-asian="11.3500003814697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0.5pt" style:text-underline-style="none" officeooo:rsid="001149b4" officeooo:paragraph-rsid="001149b4" style:font-size-asian="9.14999961853027pt" style:font-size-complex="10.5pt"/>
    </style:style>
    <style:style style:name="P24" style:family="paragraph" style:parent-style-name="Table_20_Contents">
      <style:paragraph-properties fo:text-align="start" style:justify-single-word="false"/>
      <style:text-properties fo:font-size="11pt" officeooo:rsid="000bf49e" officeooo:paragraph-rsid="000bf49e" style:font-size-asian="9.60000038146973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fo:font-size="11pt" officeooo:rsid="000deeb6" officeooo:paragraph-rsid="000deeb6" style:font-size-asian="9.60000038146973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fo:font-size="11pt" officeooo:rsid="00113914" officeooo:paragraph-rsid="00113914" style:font-size-asian="9.60000038146973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fo:font-size="11pt" officeooo:rsid="001574e3" officeooo:paragraph-rsid="001574e3" style:font-size-asian="9.60000038146973pt" style:font-size-complex="11pt"/>
    </style:style>
    <style:style style:name="P28" style:family="paragraph" style:parent-style-name="Table_20_Contents">
      <style:paragraph-properties fo:text-align="start" style:justify-single-word="false"/>
      <style:text-properties fo:font-size="11pt" officeooo:rsid="0015f751" officeooo:paragraph-rsid="0015f751" style:font-size-asian="9.60000038146973pt" style:font-size-complex="11pt"/>
    </style:style>
    <style:style style:name="P29" style:family="paragraph" style:parent-style-name="Table_20_Contents">
      <style:paragraph-properties fo:text-align="start" style:justify-single-word="false"/>
      <style:text-properties fo:font-size="11pt" officeooo:rsid="001826f5" officeooo:paragraph-rsid="001826f5" style:font-size-asian="9.60000038146973pt" style:font-size-complex="11pt"/>
    </style:style>
    <style:style style:name="P30" style:family="paragraph" style:parent-style-name="Table_20_Contents">
      <style:paragraph-properties fo:text-align="start" style:justify-single-word="false"/>
      <style:text-properties fo:font-size="13pt" officeooo:rsid="000defef" officeooo:paragraph-rsid="000defef" style:font-size-asian="13pt" style:font-size-complex="13pt"/>
    </style:style>
    <style:style style:name="P31" style:family="paragraph" style:parent-style-name="Table_20_Contents">
      <style:paragraph-properties fo:text-align="start" style:justify-single-word="false"/>
      <style:text-properties fo:font-size="13pt" officeooo:rsid="000fbf5f" officeooo:paragraph-rsid="000fbf5f" style:font-size-asian="13pt" style:font-size-complex="13pt"/>
    </style:style>
    <style:style style:name="P32" style:family="paragraph" style:parent-style-name="Table_20_Contents">
      <style:paragraph-properties fo:text-align="start" style:justify-single-word="false"/>
      <style:text-properties fo:font-size="13pt" officeooo:rsid="0010b525" officeooo:paragraph-rsid="0010b525" style:font-size-asian="13pt" style:font-size-complex="13pt"/>
    </style:style>
    <style:style style:name="P33" style:family="paragraph" style:parent-style-name="Table_20_Contents">
      <style:paragraph-properties fo:text-align="start" style:justify-single-word="false"/>
      <style:text-properties fo:font-size="13pt" style:font-size-asian="11.3500003814697pt" style:font-size-complex="13pt"/>
    </style:style>
    <style:style style:name="P34" style:family="paragraph" style:parent-style-name="Table_20_Contents">
      <style:paragraph-properties fo:text-align="start" style:justify-single-word="false"/>
      <style:text-properties fo:font-size="13pt" officeooo:rsid="0018d834" officeooo:paragraph-rsid="0018d834" style:font-size-asian="11.3500003814697pt" style:font-size-complex="13pt"/>
    </style:style>
    <style:style style:name="P35" style:family="paragraph" style:parent-style-name="Table_20_Contents">
      <style:paragraph-properties fo:text-align="start" style:justify-single-word="false"/>
      <style:text-properties fo:font-size="13pt" officeooo:rsid="001b65ac" officeooo:paragraph-rsid="001d47f5" style:font-size-asian="11.3500003814697pt" style:font-size-complex="13pt"/>
    </style:style>
    <style:style style:name="P36" style:family="paragraph" style:parent-style-name="Table_20_Contents">
      <style:paragraph-properties fo:text-align="start" style:justify-single-word="false"/>
      <style:text-properties fo:font-size="13pt" officeooo:rsid="001b65ac" officeooo:paragraph-rsid="001fde4a" style:font-size-asian="11.3500003814697pt" style:font-size-complex="13pt"/>
    </style:style>
    <style:style style:name="P37" style:family="paragraph" style:parent-style-name="Table_20_Contents">
      <style:paragraph-properties fo:text-align="start" style:justify-single-word="false"/>
      <style:text-properties fo:font-size="13pt" officeooo:rsid="001d47f5" officeooo:paragraph-rsid="001d47f5" style:font-size-asian="11.3500003814697pt" style:font-size-complex="13pt"/>
    </style:style>
    <style:style style:name="P38" style:family="paragraph" style:parent-style-name="Table_20_Contents">
      <style:paragraph-properties fo:text-align="start" style:justify-single-word="false"/>
      <style:text-properties fo:font-size="13pt" fo:font-weight="normal" style:font-size-asian="11.3500003814697pt" style:font-weight-asian="normal" style:font-size-complex="13pt" style:font-weight-complex="normal"/>
    </style:style>
    <style:style style:name="T1" style:family="text">
      <style:text-properties officeooo:rsid="0009a5da"/>
    </style:style>
    <style:style style:name="T2" style:family="text">
      <style:text-properties officeooo:rsid="000a594f"/>
    </style:style>
    <style:style style:name="T3" style:family="text">
      <style:text-properties officeooo:rsid="000a8dfe"/>
    </style:style>
    <style:style style:name="T4" style:family="text">
      <style:text-properties officeooo:rsid="00120d5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15f751"/>
    </style:style>
    <style:style style:name="T7" style:family="text">
      <style:text-properties officeooo:rsid="0017bfde"/>
    </style:style>
    <style:style style:name="T8" style:family="text">
      <style:text-properties officeooo:rsid="00189212"/>
    </style:style>
    <style:style style:name="T9" style:family="text">
      <style:text-properties officeooo:rsid="001d47f5"/>
    </style:style>
    <style:style style:name="T10" style:family="text">
      <style:text-properties officeooo:rsid="001fde4a"/>
    </style:style>
    <style:style style:name="T11" style:family="text">
      <style:text-properties officeooo:rsid="00201044"/>
    </style:style>
    <style:style style:name="T12" style:family="text">
      <style:text-properties officeooo:rsid="002358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1.04</text:p>
      <text:p text:style-name="P1">Travaux Pratiques 1</text:p>
      <text:p text:style-name="P1"/>
      <text:p text:style-name="P3">2.2 Pages de manuel</text:p>
      <text:p text:style-name="P3"/>
      <text:p text:style-name="P6">Comment a<text:span text:style-name="T2">ffi</text:span>cher <text:span text:style-name="T2">son</text:span> mois de <text:span text:style-name="T2">naissance :</text:span></text:p>
      <text:p text:style-name="P4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7"><text:span text:style-name="T1">c</text:span>al 11 2003</text:p>
          </table:table-cell>
        </table:table-row>
      </table:table>
      <text:p text:style-name="P5"/>
      <text:p text:style-name="P5">Q<text:span text:style-name="T3">ue peut on faire avec un ficher « zi »p ? </text:span></text:p>
      <text:p text:style-name="P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4">On peut le décompresser, le compresser plus, le supprimer, le modifier, le tester le crypter.</text:p>
          </table:table-cell>
        </table:table-row>
      </table:table>
      <text:p text:style-name="P5"/>
      <text:p text:style-name="P5">Voir la page de la commande man.</text:p>
      <text:p text:style-name="P5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5">Man man</text:p>
          </table:table-cell>
        </table:table-row>
      </table:table>
      <text:p text:style-name="P5"/>
      <text:p text:style-name="P5"/>
      <text:p text:style-name="P20">2.3 Contenu d'un répertoire</text:p>
      <text:p text:style-name="P20"/>
      <text:p text:style-name="P11">Regarder la taille des fichers avec ls :</text:p>
      <text:p text:style-name="P11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30">ls -s </text:p>
          </table:table-cell>
        </table:table-row>
      </table:table>
      <text:p text:style-name="P11"><text:s/></text:p>
      <text:p text:style-name="P11"/>
      <text:p text:style-name="P12">Comment distinguer un fichier d’un répertoire ? </text:p>
      <text:p text:style-name="P12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1">Les répertoires sont afficher en bleu et les fichiers en noir. </text:p>
          </table:table-cell>
        </table:table-row>
      </table:table>
      <text:p text:style-name="P12"/>
      <text:p text:style-name="P13">Les fichier cachés de mon répertoire d’accueil : </text:p>
      <text:p text:style-name="P13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32">ls -a : </text:p>
            <text:p text:style-name="P32">.lesshst <text:s text:c="2"/>| <text:s/>.viminfo <text:s/>| <text:s/>.bash_history | .wget-hsts | .liste-fichier.swp | .ICEauthority | .nfs0000000009a0805f00000001 | .gitconfig | .gitignore</text:p>
          </table:table-cell>
        </table:table-row>
      </table:table>
      <text:p text:style-name="P13"/>
      <text:p text:style-name="P13"/>
      <text:p text:style-name="P21">2.4 Créer / supprimer des répertoires</text:p>
      <text:p text:style-name="P21"/>
      <text:p text:style-name="P23">Créer Make Directory et si besoin les répertoires intermédiaires</text:p>
      <text:p text:style-name="P21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26">Mkdir -p Make Directory/test/test_test </text:p>
          </table:table-cell>
        </table:table-row>
      </table:table>
      <text:p text:style-name="P9"/>
      <text:p text:style-name="P9"/>
      <text:p text:style-name="P21">2.5 Copier / supprimer / déplacer des <text:span text:style-name="T4">fi</text:span>chiers / répertoires</text:p>
      <text:p text:style-name="P21"/>
      <text:p text:style-name="P21"/>
      <text:p text:style-name="P14"><text:span text:style-name="T5">2.6 Afficher / éditer / imprimer / un fichier texte</text:span></text:p>
      <text:p text:style-name="P10"><text:soft-page-break/>Essayer l<text:span text:style-name="T6">es</text:span> commande<text:span text:style-name="T6">s </text:span>« cat », « <text:span text:style-name="T6">less » et « code »</text:span> :</text:p>
      <text:p text:style-name="P10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27">cat test.txt</text:p>
            <text:p text:style-name="P28">less <text:span text:style-name="T7">test.txt</text:span></text:p>
            <text:p text:style-name="P29">code test.txt</text:p>
          </table:table-cell>
        </table:table-row>
      </table:table>
      <text:p text:style-name="P10"/>
      <text:p text:style-name="P14"/>
      <text:p text:style-name="P15">3 Archivage des <text:span text:style-name="T8">fi</text:span>chiers</text:p>
      <text:p text:style-name="P22">3.1 Cammandes tar</text:p>
      <text:p text:style-name="P22"/>
      <text:p text:style-name="P16">1.</text:p>
      <text:p text:style-name="P16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34">cd /tmp</text:p>
            <text:p text:style-name="P36">tar -cvf algoprog.tar a<text:span text:style-name="T9">lgoprog/</text:span> <text:s/></text:p>
          </table:table-cell>
        </table:table-row>
      </table:table>
      <text:p text:style-name="P17"/>
      <text:p text:style-name="P17"><text:span text:style-name="T10">2</text:span>.</text:p>
      <text:p text:style-name="P17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37">tar -tf algoprog.tar</text:p>
          </table:table-cell>
        </table:table-row>
      </table:table>
      <text:p text:style-name="P16"/>
      <text:p text:style-name="P17"><text:span text:style-name="T11">3</text:span>.</text:p>
      <text:p text:style-name="P17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33">tar -xf algoprog.tar</text:p>
          </table:table-cell>
        </table:table-row>
      </table:table>
      <text:p text:style-name="P16"/>
      <text:p text:style-name="P18">4.</text:p>
      <text:p text:style-name="P18"/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38">tar -xf algoprog.tar algo-prog/algo-prog/projet/Odomo.zip</text:p>
          </table:table-cell>
        </table:table-row>
      </table:table>
      <text:p text:style-name="P18"/>
      <text:p text:style-name="P18"/>
      <text:p text:style-name="P19">5.</text:p>
      <text:p text:style-name="P19"/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33">tar -xf algoprog.tar algo-prog/projets/</text:p>
          </table:table-cell>
        </table:table-row>
      </table:table>
      <text:p text:style-name="P19"/>
      <text:p text:style-name="P19">6. <text:span text:style-name="T12">Extraire toutes les images avec un format .jpg</text:span></text:p>
      <text:p text:style-name="P19"/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33">tar -xvf algoprog.tar --wildcards '*.jpg'</text:p>
          </table:table-cell>
        </table:table-row>
      </table:table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08:40:03.143965451</meta:creation-date>
    <dc:date>2022-10-13T10:29:58.702446254</dc:date>
    <meta:editing-duration>PT1H6M54S</meta:editing-duration>
    <meta:editing-cycles>30</meta:editing-cycles>
    <meta:generator>LibreOffice/7.3.6.2$Linux_X86_64 LibreOffice_project/30$Build-2</meta:generator>
    <meta:document-statistic meta:table-count="14" meta:image-count="0" meta:object-count="0" meta:page-count="2" meta:paragraph-count="42" meta:word-count="219" meta:character-count="1317" meta:non-whitespace-character-count="1125"/>
  </office:meta>
</office:document-meta>
</file>